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200000002064101E5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right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2cm" svg:stroke-color="#000000" draw:marker-start-width="0.48cm" draw:marker-end-width="0.48cm" draw:textarea-horizontal-align="justify" draw:textarea-vertical-align="middle" draw:auto-grow-height="false" fo:padding-top="0.185cm" fo:padding-bottom="0.185cm" fo:padding-left="0.31cm" fo:padding-right="0.31cm"/>
    </style:style>
    <style:style style:name="gr7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5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0000ff" draw:fill-gradient-name="Gradient_20_1" draw:fill-hatch-name="Black_20_0_20_Degrees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6cm"/>
    </style:style>
    <style:style style:name="gr18" style:family="graphic" style:parent-style-name="standard">
      <style:graphic-properties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85cm"/>
    </style:style>
    <style:style style:name="gr20" style:family="graphic" style:parent-style-name="standard">
      <style:graphic-properties draw:stroke="none" svg:stroke-color="#000000" draw:fill="solid" draw:fill-color="#ff0000" draw:auto-grow-height="true" draw:auto-grow-width="false" fo:max-height="0cm" fo:min-height="0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8.9cm"/>
    </style:style>
    <style:style style:name="gr2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top" draw:auto-grow-height="false" fo:wrap-option="no-wrap"/>
    </style:style>
    <style:style style:name="gr27" style:family="graphic" style:parent-style-name="standard">
      <style:graphic-properties svg:stroke-color="#ffffff" draw:fill="solid" draw:fill-color="#0000ff" draw:textarea-horizontal-align="justify" draw:textarea-vertical-align="middle" draw:auto-grow-height="false"/>
    </style:style>
    <style:style style:name="gr28" style:family="graphic" style:parent-style-name="standard">
      <style:graphic-properties svg:stroke-width="0cm" draw:marker-start-width="0.3cm" draw:marker-end-width="0.3cm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draw:stroke="none" draw:textarea-horizontal-align="justify" draw:textarea-vertical-align="middle" draw:auto-grow-height="false" fo:wrap-option="no-wrap"/>
    </style:style>
    <style:style style:name="gr30" style:family="graphic" style:parent-style-name="standard">
      <style:graphic-properties draw:stroke="none" svg:stroke-color="#000000" draw:fill="none" draw:fill-color="#ff0000" draw:auto-grow-height="true" draw:auto-grow-width="false" fo:max-height="0cm" fo:min-height="0cm"/>
    </style:style>
    <style:style style:name="gr31" style:family="graphic" style:parent-style-name="standard">
      <style:graphic-properties draw:fill="solid" draw:fill-color="#ff0000" draw:fill-gradient-name="Gradient_20_1" draw:textarea-horizontal-align="justify" draw:textarea-vertical-align="middle" draw:auto-grow-height="false"/>
    </style:style>
    <style:style style:name="gr32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33" style:family="graphic" style:parent-style-name="standard">
      <style:graphic-properties draw:auto-grow-height="false"/>
    </style:style>
    <style:style style:name="gr34" style:family="graphic" style:parent-style-name="standard">
      <style:graphic-properties svg:stroke-width="0.12cm" draw:marker-start-width="0.48cm" draw:marker-end-width="0.48cm" draw:textarea-horizontal-align="justify" draw:textarea-vertical-align="middle" draw:auto-grow-height="false" fo:padding-top="0.185cm" fo:padding-bottom="0.185cm" fo:padding-left="0.31cm" fo:padding-right="0.31cm"/>
    </style:style>
    <style:style style:name="gr35" style:family="graphic" style:parent-style-name="standard">
      <style:graphic-properties svg:stroke-width="0cm" svg:stroke-color="#000000" draw:marker-start-width="0.3cm" draw:marker-end-width="0.3cm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textarea-horizontal-align="justify" draw:textarea-vertical-align="top" draw:auto-grow-height="false"/>
    </style:style>
    <style:style style:name="gr37" style:family="graphic" style:parent-style-name="standard">
      <style:graphic-properties svg:stroke-width="0cm" svg:stroke-color="#c0c0c0" draw:marker-start-width="0.3cm" draw:marker-end-width="0.3cm" draw:textarea-horizontal-align="justify" draw:textarea-vertical-align="middle" draw:auto-grow-height="false" fo:padding-top="0.125cm" fo:padding-bottom="0.125cm" fo:padding-left="0.25cm" fo:padding-right="0.25cm"/>
    </style:style>
    <style:style style:name="gr38" style:family="graphic" style:parent-style-name="standard">
      <style:graphic-properties svg:stroke-width="0.12cm" draw:marker-start-width="0.48cm" draw:marker-end-width="0.48cm" draw:textarea-horizontal-align="right" draw:textarea-vertical-align="middle" draw:auto-grow-height="false" fo:padding-top="0.185cm" fo:padding-bottom="0.185cm" fo:padding-left="0.31cm" fo:padding-right="0.31cm"/>
    </style:style>
    <style:style style:name="gr39" style:family="graphic" style:parent-style-name="standard">
      <style:graphic-properties draw:stroke="none" svg:stroke-width="0.12cm" draw:marker-start-width="0.48cm" draw:marker-end-width="0.48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  <style:text-properties fo:color="#000000" fo:font-size="18pt"/>
    </style:style>
    <style:style style:name="P7" style:family="paragraph">
      <style:paragraph-properties fo:margin-left="0cm" fo:margin-right="0cm" fo:text-align="center" fo:text-indent="0cm"/>
      <style:text-properties fo:color="#000000"/>
    </style:style>
    <style:style style:name="P8" style:family="paragraph">
      <style:paragraph-properties fo:margin-left="1.2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text-properties fo:color="#008000"/>
    </style:style>
    <style:style style:name="P11" style:family="paragraph">
      <style:paragraph-properties fo:margin-left="0cm" fo:margin-right="0cm" fo:text-align="center" fo:text-indent="0cm"/>
      <style:text-properties fo:color="#e6e6e6" fo:font-size="18pt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cccccc" fo:font-size="13pt" style:font-size-asian="13pt" style:font-size-complex="13pt"/>
    </style:style>
    <style:style style:name="P15" style:family="paragraph">
      <style:paragraph-properties fo:margin-left="0cm" fo:margin-right="0cm" fo:text-align="center" fo:text-indent="0cm"/>
      <style:text-properties fo:color="#e6e6e6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18" style:family="paragraph">
      <style:paragraph-properties fo:margin-left="0cm" fo:margin-right="0cm" fo:text-indent="0cm"/>
      <style:text-properties fo:color="#000000" fo:font-family="AlBattar" style:font-family-generic="swiss" style:font-pitch="variable" fo:font-size="12pt" style:font-size-asian="12pt" style:font-size-complex="12pt"/>
    </style:style>
    <style:style style:name="P19" style:family="paragraph">
      <style:paragraph-properties fo:margin-left="0cm" fo:margin-right="0cm" fo:text-indent="0cm"/>
      <style:text-properties fo:color="#cccccc" fo:font-family="'Courier 10 Pitch'" style:font-pitch="fixed" fo:font-size="12pt" style:font-size-asian="12pt" style:font-size-complex="12pt"/>
    </style:style>
    <style:style style:name="P20" style:family="paragraph">
      <style:paragraph-properties fo:margin-left="0cm" fo:margin-right="0cm" fo:text-indent="0cm"/>
      <style:text-properties fo:font-size="17pt" fo:font-weight="bold" style:font-size-asian="17pt" style:font-weight-asian="bold" style:font-size-complex="17pt" style:font-weight-complex="bold"/>
    </style:style>
    <style:style style:name="P21" style:family="paragraph">
      <style:paragraph-properties fo:margin-left="0cm" fo:margin-right="0cm" fo:text-indent="0cm"/>
      <style:text-properties fo:color="#cccccc" fo:font-size="14pt" style:font-size-asian="14pt" style:font-size-complex="14pt"/>
    </style:style>
    <style:style style:name="P2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3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24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26" style:family="paragraph">
      <style:paragraph-properties fo:text-align="center"/>
      <style:text-properties fo:font-size="13pt" style:font-size-asian="13pt" style:font-size-complex="13pt"/>
    </style:style>
    <style:style style:name="P27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28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29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0" style:family="paragraph">
      <style:paragraph-properties fo:margin-left="0.6cm" fo:margin-right="0cm" fo:text-indent="-0.6cm"/>
      <style:text-properties fo:font-size="20pt"/>
    </style:style>
    <style:style style:name="P3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text-indent="0cm"/>
      <style:text-properties fo:font-family="'Courier 10 Pitch'" style:font-pitch="fixed" fo:font-size="14pt" style:font-size-asian="14pt" style:font-size-complex="14pt"/>
    </style:style>
    <style:style style:name="P33" style:family="paragraph">
      <style:paragraph-properties fo:margin-left="0cm" fo:margin-right="0cm" fo:text-align="center" fo:text-indent="0cm"/>
      <style:text-properties fo:color="#ffffff"/>
    </style:style>
    <style:style style:name="P34" style:family="paragraph">
      <style:paragraph-properties fo:margin-left="0cm" fo:margin-right="0cm" fo:text-align="center" fo:text-indent="0cm"/>
      <style:text-properties fo:color="#e6e6ff" fo:font-size="15pt" style:font-size-asian="15pt" style:font-size-complex="15pt"/>
    </style:style>
    <style:style style:name="P35" style:family="paragraph">
      <style:paragraph-properties fo:margin-left="0cm" fo:margin-right="0cm" fo:text-align="start" fo:text-indent="0cm"/>
      <style:text-properties fo:font-size="13pt" style:font-size-asian="13pt" style:font-size-complex="13pt"/>
    </style:style>
    <style:style style:name="P36" style:family="paragraph">
      <style:paragraph-properties fo:margin-left="0cm" fo:margin-right="0cm" fo:text-align="center" fo:text-indent="0cm"/>
      <style:text-properties fo:color="#ffffff" fo:font-size="18pt"/>
    </style:style>
    <style:style style:name="P37" style:family="paragraph">
      <style:paragraph-properties fo:margin-left="0cm" fo:margin-right="0cm" text:enable-numbering="true" fo:text-indent="0cm"/>
    </style:style>
    <style:style style:name="P38" style:family="paragraph">
      <style:paragraph-properties fo:margin-left="0cm" fo:margin-right="0cm" fo:text-align="center" fo:text-indent="0cm"/>
      <style:text-properties fo:color="#000000" fo:font-size="15pt" style:font-size-asian="15pt" style:font-size-complex="15pt"/>
    </style:style>
    <style:style style:name="P39" style:family="paragraph">
      <style:paragraph-properties fo:margin-left="0cm" fo:margin-right="0cm" text:enable-numbering="true" fo:text-indent="0cm"/>
      <style:text-properties fo:font-size="15pt" style:font-size-asian="15pt" style:font-size-complex="15pt"/>
    </style:style>
    <style:style style:name="P40" style:family="paragraph">
      <style:paragraph-properties fo:margin-left="0cm" fo:margin-right="0cm" fo:text-align="justify" fo:text-indent="0cm"/>
    </style:style>
    <style:style style:name="P41" style:family="paragraph">
      <style:paragraph-properties fo:text-align="center"/>
      <style:text-properties fo:font-size="16pt" style:font-size-asian="16pt" style:font-size-complex="16pt"/>
    </style:style>
    <style:style style:name="P42" style:family="paragraph">
      <style:paragraph-properties fo:margin-left="0cm" fo:margin-right="0cm" text:enable-numbering="false" fo:text-indent="0cm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color="#000000" fo:font-size="18pt"/>
    </style:style>
    <style:style style:name="T4" style:family="text">
      <style:text-properties fo:color="#000000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e6e6e6" fo:font-size="18pt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e6e6e6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cccccc" fo:font-size="11pt" style:font-size-asian="11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cccccc" fo:font-family="'Courier 10 Pitch'" style:font-pitch="fixed" fo:font-size="12pt" style:font-size-asian="12pt" style:font-size-complex="12pt"/>
    </style:style>
    <style:style style:name="T18" style:family="text">
      <style:text-properties fo:color="#cccccc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7pt" fo:font-weight="bold" style:font-size-asian="17pt" style:font-weight-asian="bold" style:font-size-complex="17pt" style:font-weight-complex="bold"/>
    </style:style>
    <style:style style:name="T20" style:family="text">
      <style:text-properties fo:color="#cccccc" fo:font-size="14pt" style:font-size-asian="14pt" style:font-size-complex="14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ff0000" fo:font-size="13pt" style:font-size-asian="13pt" style:font-size-complex="13pt"/>
    </style:style>
    <style:style style:name="T23" style:family="text">
      <style:text-properties fo:color="#00ff00"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ffffff" fo:font-size="14pt" style:font-size-asian="14pt" style:font-size-complex="14pt"/>
    </style:style>
    <style:style style:name="T27" style:family="text">
      <style:text-properties fo:color="#ff0000" fo:font-size="12pt" style:font-size-asian="12pt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family="'Courier 10 Pitch'" style:font-pitch="fixed" fo:font-size="14pt" style:font-size-asian="14pt" style:font-size-complex="14pt"/>
    </style:style>
    <style:style style:name="T30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cc6633" fo:font-family="'Courier 10 Pitch'" style:font-pitch="fixed" fo:font-size="14pt" style:font-size-asian="14pt" style:font-size-complex="14pt"/>
    </style:style>
    <style:style style:name="T32" style:family="text">
      <style:text-properties fo:color="#cc6633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size="13pt" style:font-size-asian="13pt" style:font-size-complex="13pt"/>
    </style:style>
    <style:style style:name="T3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/>
    </style:style>
    <style:style style:name="T36" style:family="text">
      <style:text-properties fo:color="#e6e6ff" fo:font-size="15pt" style:font-size-asian="15pt" style:font-size-complex="15pt"/>
    </style:style>
    <style:style style:name="T37" style:family="text">
      <style:text-properties fo:color="#ffffff" fo:font-size="18pt"/>
    </style:style>
    <style:style style:name="T3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fo:font-family="'Courier 10 Pitch'" style:font-pitch="fixed" fo:font-size="14pt" style:font-size-asian="14pt" style:font-size-complex="14pt"/>
    </style:style>
    <style:style style:name="T40" style:family="text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color="#008000" fo:font-size="15pt" fo:font-weight="bold" style:font-size-asian="15pt" style:font-weight-asian="bold" style:font-size-complex="15pt" style:font-weight-complex="bold"/>
    </style:style>
    <style:style style:name="T43" style:family="text">
      <style:text-properties fo:color="#0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ff0000" fo:font-family="'Courier 10 Pitch'" style:font-pitch="fixed" fo:font-size="12pt" style:font-size-asian="12pt" style:font-size-complex="12pt"/>
    </style:style>
    <style:style style:name="T45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00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49" style:family="text">
      <style:text-properties fo:color="#000000"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font-family="'Courier 10 Pitch'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g>
          <draw:custom-shape draw:style-name="gr1" draw:text-style-name="P2" draw:layer="layout" svg:width="4cm" svg:height="1cm" svg:x="1.7cm" svg:y="2.655cm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2.177cm" svg:y="2.642cm">
            <draw:image xlink:href="Pictures/10000201000000200000002064101E57.png" xlink:type="simple" xlink:show="embed" xlink:actuate="onLoad">
              <text:p text:style-name="P3"/>
            </draw:image>
          </draw:frame>
        </draw:g>
        <draw:frame draw:style-name="gr3" draw:text-style-name="P4" draw:layer="layout" svg:width="4.098cm" svg:height="1.212cm" svg:x="1.902cm" svg:y="0.5cm">
          <draw:text-box>
            <text:p text:style-name="P3"><text:span text:style-name="T1">LEGENDA</text:span></text:p>
          </draw:text-box>
        </draw:frame>
        <draw:frame draw:style-name="gr3" draw:text-style-name="P3" draw:layer="layout" svg:width="21cm" svg:height="2.139cm" svg:x="6.4cm" svg:y="2.3cm">
          <draw:text-box>
            <text:p text:style-name="P3">Voltar para o editor do programa e abandonar a visão de depuração automática.</text:p>
          </draw:text-box>
        </draw:frame>
        <draw:custom-shape draw:style-name="gr4" draw:text-style-name="P5" draw:layer="layout" svg:width="9.2cm" svg:height="1cm" svg:x="1.7cm" svg:y="4.647cm">
          <text:p text:style-name="P1"><text:span text:style-name="T2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6.1cm" svg:height="2.139cm" svg:x="11.3cm" svg:y="4.301cm">
          <draw:text-box>
            <text:p text:style-name="P3">Permite que o aluno informe valores para as variáveis do programa, baseado em suas predições.</text:p>
          </draw:text-box>
        </draw:frame>
        <draw:custom-shape draw:style-name="gr5" draw:text-style-name="P6" draw:layer="layout" svg:width="9.2cm" svg:height="1cm" svg:x="1.7cm" svg:y="6.601cm">
          <text:p text:style-name="P1"><text:span text:style-name="T3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6.1cm" svg:height="2.139cm" svg:x="11.3cm" svg:y="6.301cm">
          <draw:text-box>
            <text:p text:style-name="P3">Permite ao aluno solicitar a depuração de um componente abstrato em um nível mais detalhado.</text:p>
          </draw:text-box>
        </draw:frame>
        <draw:custom-shape draw:style-name="gr6" draw:text-style-name="P7" draw:layer="layout" svg:width="5.2cm" svg:height="1cm" svg:x="1.7cm" svg:y="16.401cm">
          <text:p text:style-name="P1"><text:span text:style-name="T4">Bot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9.7cm" svg:height="2.139cm" svg:x="7.7cm" svg:y="16.101cm">
          <draw:text-box>
            <text:p text:style-name="P3">Botões com o contorno mais forte indica a opção selecionada pelo aluno.</text:p>
          </draw:text-box>
        </draw:frame>
        <draw:custom-shape draw:style-name="gr7" draw:text-style-name="P5" draw:layer="layout" svg:width="1cm" svg:height="0.88cm" svg:x="1.8cm" svg:y="11.056cm">
          <text:p text:style-name="P3"><text:span text:style-name="T5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3.1cm" svg:height="1.195cm" svg:x="3.754cm" svg:y="10.601cm">
          <draw:text-box>
            <text:p text:style-name="P3">Uma hipótese de falha em laranja indica a hipótese que está sendo examinada. </text:p>
          </draw:text-box>
        </draw:frame>
        <draw:custom-shape draw:style-name="gr8" draw:text-style-name="P1" draw:layer="layout" svg:width="5.808cm" svg:height="0.88cm" svg:x="1.792cm" svg:y="8.956cm">
          <text:p text:style-name="P3"><text:span text:style-name="T5"><text:s/></text:span><text:span text:style-name="T5">[11-13] <text:s text:c="6"/>ou <text:s text:c="6"/>[4]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9.4cm" svg:height="3.083cm" svg:x="8.1cm" svg:y="8.116cm">
          <draw:text-box>
            <text:p text:style-name="P3">Hipóteses de falhas são apresentadas entre colchetes. Uma hipótese apresentada com um hífen indica um intervalo de linhas que fazem parte de um componente abstrato.</text:p>
          </draw:text-box>
        </draw:frame>
        <draw:frame draw:style-name="gr9" draw:text-style-name="P9" draw:layer="layout" svg:width="2.138cm" svg:height="0.988cm" svg:x="1.262cm" svg:y="12.535cm">
          <draw:text-box>
            <text:list text:style-name="L1">
              <text:list-item>
                <text:list>
                  <text:list-item>
                    <text:p text:style-name="P8"><text:span text:style-name="T6">___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6cm" svg:height="2.139cm" svg:x="3.8cm" svg:y="12.302cm">
          <draw:text-box>
            <text:p text:style-name="P3">Uma seqüência de sublinhados no diálogo “Informar predições” indica uma posição na qual o aluno pode digitar valores.</text:p>
          </draw:text-box>
        </draw:frame>
        <draw:frame draw:style-name="gr10" draw:text-style-name="P10" draw:layer="layout" svg:width="1.319cm" svg:height="1cm" svg:x="1.9cm" svg:y="14.7cm">
          <draw:text-box>
            <text:p text:style-name="P3"><text:span text:style-name="T7">975</text:span></text:p>
          </draw:text-box>
        </draw:frame>
        <draw:frame draw:style-name="gr3" draw:text-style-name="P3" draw:layer="layout" svg:width="23.6cm" svg:height="2.139cm" svg:x="3.8cm" svg:y="14.203cm">
          <draw:text-box>
            <text:p text:style-name="P3">Um valor em verde na seqüência de sublinhados no diálogo “Informar predições” indica o valor fornecido pelo aluno.</text:p>
          </draw:text-box>
        </draw:frame>
        <draw:custom-shape draw:style-name="gr11" draw:text-style-name="P11" draw:layer="layout" svg:width="5.2cm" svg:height="1cm" svg:x="1.7cm" svg:y="18.101cm">
          <text:p text:style-name="P1"><text:span text:style-name="T8">Bot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9.7cm" svg:height="1.195cm" svg:x="7.7cm" svg:y="18.102cm">
          <draw:text-box>
            <text:p text:style-name="P3">Botões na cor cinza indicam que estes estão desabilitados.</text:p>
          </draw:text-box>
        </draw:frame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3" draw:text-style-name="P2" draw:layer="layout" svg:width="20cm" svg:height="15.2cm" svg:x="1.8cm" svg:y="1.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20cm" svg:height="0.75cm" svg:x="1.8cm" svg:y="2.13cm">
          <text:p text:style-name="P13"><text:span text:style-name="T9">File <text:s text:c="4"/>Edit <text:s text:c="4"/>Tools <text:s text:c="4"/></text:span><text:span text:style-name="T5">Atividades</text:span><text:span text:style-name="T9"> <text:s text:c="4"/>Debugger <text:s text:c="5"/>Language Level <text:s text:c="4"/>Help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9.9cm" svg:height="0.75cm" svg:x="1.858cm" svg:y="1.35cm">
          <text:p text:style-name="P1"><text:span text:style-name="T10">(Multa.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1.79cm" svg:y1="10.525cm" svg:x2="21.79cm" svg:y2="10.515cm">
          <text:p text:style-name="P3"/>
        </draw:line>
        <draw:frame draw:style-name="gr3" draw:text-style-name="P16" draw:layer="layout" svg:width="18.9cm" svg:height="0.89cm" svg:x="2.1cm" svg:y="10.458cm">
          <draw:text-box>
            <text:p text:style-name="P3"><text:span text:style-name="T11">Interactions</text:span><text:span text:style-name="T12"> | </text:span><text:span text:style-name="T11">Console</text:span><text:span text:style-name="T12"> | </text:span><text:span text:style-name="T11">Compiler Output</text:span><text:span text:style-name="T13"> | </text:span><text:span text:style-name="T14">Casos de Teste</text:span><text:span text:style-name="T13"> |</text:span></text:p>
          </draw:text-box>
        </draw:frame>
        <draw:line draw:style-name="gr15" draw:text-style-name="P2" draw:layer="layout" svg:x1="1.79cm" svg:y1="11.118cm" svg:x2="21.79cm" svg:y2="11.118cm">
          <text:p text:style-name="P3"/>
        </draw:line>
        <draw:frame draw:style-name="gr3" draw:text-style-name="P17" draw:layer="layout" svg:width="19.5cm" svg:height="0.89cm" svg:x="1.8cm" svg:y="11.079cm">
          <draw:text-box>
            <text:p text:style-name="P3"><text:span text:style-name="T15">Ações <text:s/>| # CT</text:span><text:span text:style-name="T16"> | </text:span><text:span text:style-name="T15">Entradas</text:span><text:span text:style-name="T16"> <text:s text:c="3"/>| </text:span><text:span text:style-name="T15">Saídas Esperadas</text:span><text:span text:style-name="T16"> <text:s text:c="2"/>| </text:span><text:span text:style-name="T15">Saídas Obtidas</text:span><text:span text:style-name="T16"> | </text:span><text:span text:style-name="T15">Tempo Exec. |</text:span><text:span text:style-name="T16"> </text:span><text:span text:style-name="T15">Status</text:span></text:p>
          </draw:text-box>
        </draw:frame>
        <draw:line draw:style-name="gr15" draw:text-style-name="P2" draw:layer="layout" svg:x1="1.79cm" svg:y1="12.473cm" svg:x2="21.79cm" svg:y2="12.473cm">
          <text:p text:style-name="P3"/>
        </draw:line>
        <draw:frame draw:style-name="gr16" draw:text-style-name="P18" draw:layer="layout" svg:width="19.471cm" svg:height="0.882cm" svg:x="1.891cm" svg:y="11.745cm">
          <draw:text-box>
            <text:p text:style-name="P3"><text:span text:style-name="T16"><text:s text:c="12"/></text:span><text:span text:style-name="T16">| 1 <text:s text:c="6"/>| 1000, 0, 1 <text:s text:c="3"/>| 990 <text:s text:c="26"/>| 970 <text:s text:c="20"/>| 118 ms <text:s text:c="11"/>| Falha</text:span></text:p>
          </draw:text-box>
        </draw:frame>
        <draw:frame draw:style-name="gr17" draw:text-style-name="P17" draw:layer="layout" svg:width="19.362cm" svg:height="0.882cm" svg:x="1.8cm" svg:y="12.474cm">
          <draw:text-box>
            <text:p text:style-name="P3"><text:span text:style-name="T16"><text:s text:c="13"/></text:span><text:span text:style-name="T16">| 2 <text:s text:c="6"/>| 1000, 1, 0 <text:s text:c="3"/>| 1045 <text:s text:c="24"/>| 1065 <text:s text:c="18"/>| 123 ms <text:s text:c="11"/>| Falha</text:span></text:p>
          </draw:text-box>
        </draw:frame>
        <draw:line draw:style-name="gr15" draw:text-style-name="P2" draw:layer="layout" svg:x1="1.79cm" svg:y1="13.968cm" svg:x2="21.79cm" svg:y2="13.968cm">
          <text:p text:style-name="P3"/>
        </draw:line>
        <draw:line draw:style-name="gr15" draw:text-style-name="P2" draw:layer="layout" svg:x1="1.822cm" svg:y1="14.703cm" svg:x2="21.8cm" svg:y2="14.703cm">
          <text:p text:style-name="P3"/>
        </draw:line>
        <draw:frame draw:style-name="gr3" draw:text-style-name="P17" draw:layer="layout" svg:width="19cm" svg:height="0.882cm" svg:x="1.8cm" svg:y="13.968cm">
          <draw:text-box>
            <text:p text:style-name="P3"><text:span text:style-name="T16"><text:s text:c="13"/></text:span><text:span text:style-name="T16">| 4 <text:s text:c="6"/>| 1000, 1, 1 <text:s text:c="3"/>| 1065 <text:s text:c="24"/>| 1045 <text:s text:c="18"/>| 192 ms <text:s text:c="11"/>| Falha</text:span></text:p>
          </draw:text-box>
        </draw:frame>
        <draw:custom-shape draw:style-name="gr18" draw:text-style-name="P2" draw:layer="layout" svg:width="17.4cm" svg:height="7.635cm" svg:x="4.4cm" svg:y="2.86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15.4cm" svg:height="7.694cm" svg:x="4.6cm" svg:y="2.86cm">
          <draw:text-box>
            <text:p text:style-name="P3"><text:span text:style-name="T17">00 public class Multa {</text:span></text:p>
            <text:p text:style-name="P3"><text:span text:style-name="T17">01 <text:s text:c="2"/></text:span><text:span text:style-name="T18">public static void</text:span><text:span text:style-name="T17"> main(String[] args) {</text:span></text:p>
            <text:p text:style-name="P3"><text:span text:style-name="T17">02 <text:s text:c="4"/></text:span><text:span text:style-name="T18">int </text:span><text:span text:style-name="T17">valor, multa, mora, valorTotal;</text:span></text:p>
            <text:p text:style-name="P3"><text:span text:style-name="T17">03 <text:s text:c="4"/>valor = Integer.parseInt(args[0]);</text:span></text:p>
            <text:p text:style-name="P3"><text:span text:style-name="T17">04 <text:s text:c="4"/>multa = Integer.parseInt(args[1]);</text:span></text:p>
            <text:p text:style-name="P3"><text:span text:style-name="T17">05 <text:s text:c="4"/>mora = Integer.parseInt(args[2]);</text:span></text:p>
            <text:p text:style-name="P3"><text:span text:style-name="T17">06 <text:s text:c="4"/>valorTotal = valor;</text:span></text:p>
            <text:p text:style-name="P3"><text:span text:style-name="T17">07 <text:s text:c="4"/></text:span><text:span text:style-name="T18">if</text:span><text:span text:style-name="T17"> (multa == 1)</text:span></text:p>
            <text:p text:style-name="P3"><text:span text:style-name="T17">08 <text:s text:c="6"/>valorTotal = valorTotal + 50;</text:span></text:p>
            <text:p text:style-name="P3"><text:span text:style-name="T17">09 <text:s text:c="4"/></text:span><text:span text:style-name="T18">else</text:span><text:span text:style-name="T17"> valorTotal = valorTotal -25;</text:span></text:p>
            <text:p text:style-name="P3"><text:span text:style-name="T17">10 <text:s text:c="4"/></text:span><text:span text:style-name="T18">if</text:span><text:span text:style-name="T17"> (mora == 1)</text:span></text:p>
            <text:p text:style-name="P3"><text:span text:style-name="T17">11 <text:s text:c="6"/>valorTotal = valorTotal - 5;</text:span></text:p>
            <text:p text:style-name="P3"><text:span text:style-name="T17">12 <text:s text:c="4"/></text:span><text:span text:style-name="T18">else </text:span><text:span text:style-name="T17">valorTotal = valorTotal + 15;</text:span></text:p>
            <text:p text:style-name="P3"><text:span text:style-name="T17">13 <text:s text:c="4"/>System.out.println(valorTotal);</text:span></text:p>
            <text:p text:style-name="P3"><text:span text:style-name="T17">14 <text:s text:c="2"/>}</text:span></text:p>
          </draw:text-box>
        </draw:frame>
        <draw:frame draw:style-name="gr3" draw:text-style-name="P20" draw:layer="layout" svg:width="9.099cm" svg:height="1.161cm" svg:x="1.901cm" svg:y="0.5cm">
          <draw:text-box>
            <text:p text:style-name="P3"><text:span text:style-name="T19">Tela Principal do Dr. Java</text:span></text:p>
          </draw:text-box>
        </draw:frame>
        <draw:frame draw:style-name="gr3" draw:text-style-name="P21" draw:layer="layout" svg:width="3.299cm" svg:height="0.988cm" svg:x="1.802cm" svg:y="2.774cm">
          <draw:text-box>
            <text:p text:style-name="P3"><text:span text:style-name="T20">Multa.java</text:span></text:p>
          </draw:text-box>
        </draw:frame>
        <draw:custom-shape draw:style-name="gr4" draw:text-style-name="P22" draw:layer="layout" svg:width="0.6cm" svg:height="0.6cm" svg:x="2cm" svg:y="12.572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2.565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cm" svg:y="14.04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4.04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cm" svg:y="11.82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1.82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0" draw:text-style-name="P18" draw:layer="layout" svg:width="19.971cm" svg:height="0.882cm" svg:x="1.829cm" svg:y="13.274cm">
          <draw:text-box>
            <text:p text:style-name="P3"><text:span text:style-name="T16"><text:s text:c="13"/></text:span><text:span text:style-name="T16">| 3 <text:s text:c="6"/>| 1000, 0, 0 <text:s text:c="3"/>| 970 <text:s text:c="26"/>| 990 <text:s text:c="20"/>| 133 ms <text:s text:c="11"/>| Falha</text:span></text:p>
          </draw:text-box>
        </draw:frame>
        <draw:custom-shape draw:style-name="gr4" draw:text-style-name="P22" draw:layer="layout" svg:width="0.6cm" svg:height="0.6cm" svg:x="2cm" svg:y="13.323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3.295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5" draw:text-style-name="P2" draw:layer="layout" svg:x1="1.822cm" svg:y1="13.24cm" svg:x2="21.8cm" svg:y2="13.24cm">
          <text:p text:style-name="P3"/>
        </draw:line>
        <draw:custom-shape draw:style-name="gr13" draw:text-style-name="P2" draw:layer="layout" svg:width="1cm" svg:height="3cm" svg:x="20.8cm" svg:y="11.705cm">
          <text:p text:style-name="P3"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822cm" svg:y1="11.713cm" svg:x2="21.8cm" svg:y2="11.713cm">
          <text:p text:style-name="P3"/>
        </draw:line>
        <draw:custom-shape draw:style-name="gr21" draw:text-style-name="P2" draw:layer="layout" svg:width="0.5cm" svg:height="2.9cm" svg:x="21.035cm" svg:y="11.775cm">
          <text:p text:style-name="P3"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2" draw:layer="layout" svg:width="0.64cm" svg:height="1.77cm" svg:x="20.945cm" svg:y="12.3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23" draw:layer="layout" svg:width="26.5cm" svg:height="4.343cm" svg:x="0.5cm" svg:y="16.37cm">
          <draw:text-box>
            <text:p text:style-name="P23"><text:span text:style-name="T21">A aba “Casos de Teste” mostra os casos de teste utilizados para testar o programa do aluno. Em cada linha são apresentadas as informações do caso de teste (entradas e saídas esperadas), as saídas obtidas na execução do programa com o caso de teste, o tempo de execução (em milisegundos ou segundos) e também informa o resultado da execução, que pode ser </text:span><text:span text:style-name="T22">Falha</text:span><text:span text:style-name="T21"> ou </text:span><text:span text:style-name="T23">Sucesso</text:span><text:span text:style-name="T21">. As linhas dos casos de teste são ordenadas de forma crescente pela coluna de tempo de execução.</text:span></text:p>
            <text:p text:style-name="P23"><text:span text:style-name="T21">Do lado esquerdo de cada linha são apresentados os botões de ações “D” e “V”, que permitem chamar o depurador automático de programas e visualizar detalhes a respeito do caso de teste selecionado, respectivamente.</text:span></text:p>
          </draw:text-box>
        </draw:frame>
        <draw:frame draw:style-name="gr23" draw:text-style-name="P24" draw:layer="layout" svg:width="18.5cm" svg:height="1.825cm" svg:x="2.5cm" svg:y="14.675cm">
          <draw:text-box>
            <text:p text:style-name="P1"><text:span text:style-name="T24">Para fazer a depuração automática, selecione um caso de teste e clique no botão de ação com o título “D”.</text:span></text:p>
          </draw:text-box>
        </draw:frame>
        <draw:frame draw:style-name="gr10" draw:layer="layout" svg:width="6.348cm" svg:height="8.747cm" svg:x="21.8cm" svg:y="2.469cm">
          <draw:text-box>
            <text:p text:style-name="P3">O menu “Projeto”</text:p>
            <text:p text:style-name="P3">original do Dr. Java</text:p>
            <text:p text:style-name="P3">será substituído pelo</text:p>
            <text:p text:style-name="P3">menu Atividades, a</text:p>
            <text:p text:style-name="P3">partir do qual o </text:p>
            <text:p text:style-name="P3">aluno poderá </text:p>
            <text:p text:style-name="P3">selecionar qual</text:p>
            <text:p text:style-name="P3">atividade ele</text:p>
            <text:p text:style-name="P3">deseja fazer.</text:p>
          </draw:text-box>
        </draw:frame>
        <draw:custom-shape draw:style-name="gr4" draw:text-style-name="P2" draw:layer="layout" svg:width="4.5cm" svg:height="7.636cm" svg:x="17.32cm" svg:y="2.864cm">
          <text:p text:style-name="P1"><text:span text:style-name="T25">Descrição do </text:span></text:p>
          <text:p text:style-name="P1"><text:span text:style-name="T25">Problema</text:span></text:p>
          <text:p text:style-name="P1"><text:span text:style-name="T13">Nesse problema o</text:span></text:p>
          <text:p text:style-name="P1"><text:span text:style-name="T13">aluno deverá fazer</text:span></text:p>
          <text:p text:style-name="P1"><text:span text:style-name="T13">o cálculo de ...</text:span></text:p>
          <text:p text:style-name="P1"><text:span text:style-name="T13">Observer as infor-</text:span></text:p>
          <text:p text:style-name="P1"><text:span text:style-name="T13">mações dos casos</text:span></text:p>
          <text:p text:style-name="P1"><text:span text:style-name="T13">de teste fornecidos.</text:span></text:p>
          <text:p text:style-name="P1"><text:span text:style-name="T13">Essa informação</text:span></text:p>
          <text:p text:style-name="P1"><text:span text:style-name="T13">será útil para resol-</text:span></text:p>
          <text:p text:style-name="P1"><text:span text:style-name="T13">ver o problema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2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3" draw:text-style-name="P20" draw:layer="layout" svg:width="9.099cm" svg:height="1.161cm" svg:x="1.901cm" svg:y="0.5cm">
          <draw:text-box>
            <text:p text:style-name="P3"><text:span text:style-name="T19">Tela Principal do Dr. Java</text:span></text:p>
          </draw:text-box>
        </draw:frame>
        <draw:frame draw:style-name="gr3" draw:text-style-name="P25" draw:layer="layout" svg:width="26cm" svg:height="4.973cm" svg:x="1cm" svg:y="16.5cm">
          <draw:text-box>
            <text:p text:style-name="P3"><text:span text:style-name="T24">Ao clicar no botão de visualização de informações do caso de teste (botão “V”) é apresentada uma caixa de diálogo que mostra todas as informações do caso de teste, bem como o resultado da execução do programa do aluno com esse caso de teste. Essa opção é necessária quando existem muitas informações a respeito das entradas e saídas do caso de teste e não é possível visualizá-las todas de uma vez na tabela da aba de Casos de Teste. Quando isso ocorre, a informação aparece com “...” na coluna em questão.</text:span></text:p>
          </draw:text-box>
        </draw:frame>
        <draw:custom-shape draw:style-name="gr13" draw:text-style-name="P2" draw:layer="layout" svg:width="20cm" svg:height="14.7cm" svg:x="1.8cm" svg:y="1.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20cm" svg:height="0.75cm" svg:x="1.8cm" svg:y="2.13cm">
          <text:p text:style-name="P13"><text:span text:style-name="T9">File <text:s text:c="4"/>Edit <text:s text:c="4"/>Tools <text:s text:c="4"/></text:span><text:span text:style-name="T5">Atividades</text:span><text:span text:style-name="T9"> <text:s text:c="4"/>Debugger <text:s text:c="5"/>Language Level <text:s text:c="4"/>Help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9.9cm" svg:height="0.75cm" svg:x="1.858cm" svg:y="1.35cm">
          <text:p text:style-name="P1"><text:span text:style-name="T10">(Multa.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1.79cm" svg:y1="10.525cm" svg:x2="21.79cm" svg:y2="10.515cm">
          <text:p text:style-name="P3"/>
        </draw:line>
        <draw:frame draw:style-name="gr3" draw:text-style-name="P16" draw:layer="layout" svg:width="18.9cm" svg:height="0.89cm" svg:x="2.1cm" svg:y="10.458cm">
          <draw:text-box>
            <text:p text:style-name="P3"><text:span text:style-name="T11">Interactions</text:span><text:span text:style-name="T12"> | </text:span><text:span text:style-name="T11">Console</text:span><text:span text:style-name="T12"> | </text:span><text:span text:style-name="T11">Compiler Output</text:span><text:span text:style-name="T13"> | </text:span><text:span text:style-name="T14">Casos de Teste</text:span><text:span text:style-name="T13"> |</text:span></text:p>
          </draw:text-box>
        </draw:frame>
        <draw:line draw:style-name="gr15" draw:text-style-name="P2" draw:layer="layout" svg:x1="1.79cm" svg:y1="11.118cm" svg:x2="21.79cm" svg:y2="11.118cm">
          <text:p text:style-name="P3"/>
        </draw:line>
        <draw:frame draw:style-name="gr3" draw:text-style-name="P17" draw:layer="layout" svg:width="19.5cm" svg:height="0.89cm" svg:x="1.8cm" svg:y="11.079cm">
          <draw:text-box>
            <text:p text:style-name="P3"><text:span text:style-name="T15">Ações <text:s/>| # CT</text:span><text:span text:style-name="T16"> | </text:span><text:span text:style-name="T15">Entradas</text:span><text:span text:style-name="T16"> <text:s text:c="3"/>| </text:span><text:span text:style-name="T15">Saídas Esperadas</text:span><text:span text:style-name="T16"> <text:s text:c="2"/>| </text:span><text:span text:style-name="T15">Saídas Obtidas</text:span><text:span text:style-name="T16"> | </text:span><text:span text:style-name="T15">Tempo Exec. |</text:span><text:span text:style-name="T16"> </text:span><text:span text:style-name="T15">Status</text:span></text:p>
          </draw:text-box>
        </draw:frame>
        <draw:line draw:style-name="gr15" draw:text-style-name="P2" draw:layer="layout" svg:x1="1.79cm" svg:y1="12.473cm" svg:x2="21.79cm" svg:y2="12.473cm">
          <text:p text:style-name="P3"/>
        </draw:line>
        <draw:frame draw:style-name="gr16" draw:text-style-name="P18" draw:layer="layout" svg:width="19.471cm" svg:height="0.882cm" svg:x="1.891cm" svg:y="11.745cm">
          <draw:text-box>
            <text:p text:style-name="P3"><text:span text:style-name="T16"><text:s text:c="12"/></text:span><text:span text:style-name="T16">| 1 <text:s text:c="6"/>| 1000, 0, 1 <text:s text:c="3"/>| 990 <text:s text:c="26"/>| 970 <text:s text:c="20"/>| 118 ms <text:s text:c="11"/>| Falha</text:span></text:p>
          </draw:text-box>
        </draw:frame>
        <draw:frame draw:style-name="gr17" draw:text-style-name="P17" draw:layer="layout" svg:width="19.362cm" svg:height="0.882cm" svg:x="1.8cm" svg:y="12.474cm">
          <draw:text-box>
            <text:p text:style-name="P3"><text:span text:style-name="T16"><text:s text:c="13"/></text:span><text:span text:style-name="T16">| 2 <text:s text:c="6"/>| 1000, 1, 0 <text:s text:c="3"/>| 1045 <text:s text:c="24"/>| 1065 <text:s text:c="18"/>| 123 ms <text:s text:c="11"/>| Falha</text:span></text:p>
          </draw:text-box>
        </draw:frame>
        <draw:line draw:style-name="gr15" draw:text-style-name="P2" draw:layer="layout" svg:x1="1.79cm" svg:y1="13.968cm" svg:x2="21.79cm" svg:y2="13.968cm">
          <text:p text:style-name="P3"/>
        </draw:line>
        <draw:line draw:style-name="gr15" draw:text-style-name="P2" draw:layer="layout" svg:x1="1.822cm" svg:y1="14.703cm" svg:x2="21.8cm" svg:y2="14.703cm">
          <text:p text:style-name="P3"/>
        </draw:line>
        <draw:frame draw:style-name="gr3" draw:text-style-name="P17" draw:layer="layout" svg:width="19cm" svg:height="0.882cm" svg:x="1.8cm" svg:y="13.968cm">
          <draw:text-box>
            <text:p text:style-name="P3"><text:span text:style-name="T16"><text:s text:c="13"/></text:span><text:span text:style-name="T16">| 4 <text:s text:c="6"/>| 1000, 1, 1 <text:s text:c="3"/>| 1065 <text:s text:c="24"/>| 1045 <text:s text:c="18"/>| 192 ms <text:s text:c="11"/>| Falha</text:span></text:p>
          </draw:text-box>
        </draw:frame>
        <draw:custom-shape draw:style-name="gr18" draw:text-style-name="P2" draw:layer="layout" svg:width="17.4cm" svg:height="7.635cm" svg:x="4.4cm" svg:y="2.86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15.4cm" svg:height="7.694cm" svg:x="4.6cm" svg:y="2.86cm">
          <draw:text-box>
            <text:p text:style-name="P3"><text:span text:style-name="T17">00 public class Multa {</text:span></text:p>
            <text:p text:style-name="P3"><text:span text:style-name="T17">01 <text:s text:c="2"/></text:span><text:span text:style-name="T18">public static void</text:span><text:span text:style-name="T17"> main(String[] args) {</text:span></text:p>
            <text:p text:style-name="P3"><text:span text:style-name="T17">02 <text:s text:c="4"/></text:span><text:span text:style-name="T18">int </text:span><text:span text:style-name="T17">valor, multa, mora, valorTotal;</text:span></text:p>
            <text:p text:style-name="P3"><text:span text:style-name="T17">03 <text:s text:c="4"/>valor = Integer.parseInt(args[0]);</text:span></text:p>
            <text:p text:style-name="P3"><text:span text:style-name="T17">04 <text:s text:c="4"/>multa = Integer.parseInt(args[1]);</text:span></text:p>
            <text:p text:style-name="P3"><text:span text:style-name="T17">05 <text:s text:c="4"/>mora = Integer.parseInt(args[2]);</text:span></text:p>
            <text:p text:style-name="P3"><text:span text:style-name="T17">06 <text:s text:c="4"/>valorTotal = valor;</text:span></text:p>
            <text:p text:style-name="P3"><text:span text:style-name="T17">07 <text:s text:c="4"/></text:span><text:span text:style-name="T18">if</text:span><text:span text:style-name="T17"> (multa == 1)</text:span></text:p>
            <text:p text:style-name="P3"><text:span text:style-name="T17">08 <text:s text:c="6"/>valorTotal = valorTotal + 50;</text:span></text:p>
            <text:p text:style-name="P3"><text:span text:style-name="T17">09 <text:s text:c="4"/></text:span><text:span text:style-name="T18">else</text:span><text:span text:style-name="T17"> valorTotal = valorTotal -25;</text:span></text:p>
            <text:p text:style-name="P3"><text:span text:style-name="T17">10 <text:s text:c="4"/></text:span><text:span text:style-name="T18">if</text:span><text:span text:style-name="T17"> (mora == 1)</text:span></text:p>
            <text:p text:style-name="P3"><text:span text:style-name="T17">11 <text:s text:c="6"/>valorTotal = valorTotal - 5;</text:span></text:p>
            <text:p text:style-name="P3"><text:span text:style-name="T17">12 <text:s text:c="4"/></text:span><text:span text:style-name="T18">else </text:span><text:span text:style-name="T17">valorTotal = valorTotal + 15;</text:span></text:p>
            <text:p text:style-name="P3"><text:span text:style-name="T17">13 <text:s text:c="4"/>System.out.println(valorTotal);</text:span></text:p>
            <text:p text:style-name="P3"><text:span text:style-name="T17">14 <text:s text:c="2"/>}</text:span></text:p>
          </draw:text-box>
        </draw:frame>
        <draw:frame draw:style-name="gr3" draw:text-style-name="P21" draw:layer="layout" svg:width="3.299cm" svg:height="0.988cm" svg:x="1.802cm" svg:y="2.774cm">
          <draw:text-box>
            <text:p text:style-name="P3"><text:span text:style-name="T20">Multa.java</text:span></text:p>
          </draw:text-box>
        </draw:frame>
        <draw:custom-shape draw:style-name="gr4" draw:text-style-name="P22" draw:layer="layout" svg:width="0.6cm" svg:height="0.6cm" svg:x="2cm" svg:y="12.572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2.565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cm" svg:y="14.04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4.04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cm" svg:y="11.82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2" draw:layer="layout" svg:width="0.6cm" svg:height="0.6cm" svg:x="2.738cm" svg:y="11.82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0" draw:text-style-name="P18" draw:layer="layout" svg:width="19.971cm" svg:height="0.882cm" svg:x="1.829cm" svg:y="13.274cm">
          <draw:text-box>
            <text:p text:style-name="P3"><text:span text:style-name="T16"><text:s text:c="13"/></text:span><text:span text:style-name="T16">| 3 <text:s text:c="6"/>| 1000, 0, 0 <text:s text:c="3"/>| 970 <text:s text:c="26"/>| 990 <text:s text:c="20"/>| 133 ms <text:s text:c="11"/>| Falha</text:span></text:p>
          </draw:text-box>
        </draw:frame>
        <draw:custom-shape draw:style-name="gr4" draw:text-style-name="P22" draw:layer="layout" svg:width="0.6cm" svg:height="0.6cm" svg:x="2cm" svg:y="13.323cm">
          <text:p text:style-name="P1"><text:span text:style-name="T6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22" draw:layer="layout" svg:width="0.6cm" svg:height="0.6cm" svg:x="2.738cm" svg:y="13.295cm">
          <text:p text:style-name="P1"><text:span text:style-name="T6">V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5" draw:text-style-name="P2" draw:layer="layout" svg:x1="1.822cm" svg:y1="13.24cm" svg:x2="21.8cm" svg:y2="13.24cm">
          <text:p text:style-name="P3"/>
        </draw:line>
        <draw:custom-shape draw:style-name="gr13" draw:text-style-name="P2" draw:layer="layout" svg:width="1cm" svg:height="3cm" svg:x="20.8cm" svg:y="11.705cm">
          <text:p text:style-name="P3"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822cm" svg:y1="11.713cm" svg:x2="21.8cm" svg:y2="11.713cm">
          <text:p text:style-name="P3"/>
        </draw:line>
        <draw:custom-shape draw:style-name="gr21" draw:text-style-name="P2" draw:layer="layout" svg:width="0.5cm" svg:height="2.9cm" svg:x="21.035cm" svg:y="11.775cm">
          <text:p text:style-name="P3"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2" draw:layer="layout" svg:width="0.64cm" svg:height="1.77cm" svg:x="20.945cm" svg:y="12.35cm">
          <text:p text:style-name="P3"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3.9cm" svg:height="1.825cm" svg:x="4.9cm" svg:y="14.675cm">
          <draw:text-box>
            <text:p text:style-name="P1"><text:span text:style-name="T24">Para fazer a depuração automática, selecione um caso </text:span></text:p>
            <text:p text:style-name="P1"><text:span text:style-name="T24">de teste e clique no botão de ação com o título “D”.</text:span></text:p>
          </draw:text-box>
        </draw:frame>
        <draw:g>
          <draw:custom-shape draw:style-name="gr22" draw:text-style-name="P2" draw:layer="layout" svg:width="0.64cm" svg:height="1.77cm" svg:x="20.945cm" svg:y="11.7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.97cm" svg:height="0.88cm" svg:x="22.936cm" svg:y="10.3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8.3cm" svg:height="11.4cm" svg:x="19.4cm" svg:y="2.1cm">
            <text:p text:style-name="P1"><text:span text:style-name="T13"/></text:p>
            <text:p text:style-name="P1"><text:span text:style-name="T14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8.3cm" svg:height="1cm" svg:x="19.4cm" svg:y="2.1cm">
            <text:p text:style-name="P1"><text:span text:style-name="T26">Infomações do Caso de Tes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8" draw:layer="layout" svg:width="3.03cm" svg:height="1cm" svg:x="22.018cm" svg:y="11.9cm">
            <text:p text:style-name="P1"><text:span text:style-name="T12">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7.497cm" svg:height="7.9cm" svg:x="19.703cm" svg:y="3.5cm">
            <text:p text:style-name="P1"><text:span text:style-name="T15">Número do Caso de Teste: 3</text:span></text:p>
            <text:p text:style-name="P1"><text:span text:style-name="T15"/></text:p>
            <text:p text:style-name="P1"><text:span text:style-name="T15">Entradas</text:span></text:p>
            <text:p text:style-name="P13"><text:span text:style-name="T13">Entrada 1 = 1000</text:span></text:p>
            <text:p text:style-name="P13"><text:span text:style-name="T13">Entrada 2 = 0</text:span></text:p>
            <text:p text:style-name="P13"><text:span text:style-name="T13">Entrada 3 = 0</text:span></text:p>
            <text:p text:style-name="P13"><text:span text:style-name="T13"/></text:p>
            <text:p text:style-name="P1"><text:span text:style-name="T14">Saídas Esperadas</text:span></text:p>
            <text:p text:style-name="P13"><text:span text:style-name="T13">Saída 1 =970</text:span></text:p>
            <text:p text:style-name="P13"><text:span text:style-name="T13"/></text:p>
            <text:p text:style-name="P1"><text:span text:style-name="T14">Saídas Obtidas</text:span></text:p>
            <text:p text:style-name="P13"><text:span text:style-name="T13">Saída 1 = 990</text:span></text:p>
            <text:p text:style-name="P13"><text:span text:style-name="T13"/></text:p>
            <text:p text:style-name="P13"><text:span text:style-name="T14">Tempo de Execução:</text:span><text:span text:style-name="T13"> 113 ms</text:span></text:p>
            <text:p text:style-name="P13"><text:span text:style-name="T13"/></text:p>
            <text:p text:style-name="P13"><text:span text:style-name="T13">Status: </text:span><text:span text:style-name="T27">Falh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5cm" svg:x="3.075cm" svg:y="2.257cm" draw:page-number="3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31" draw:layer="layout" svg:width="15.098cm" svg:height="1.212cm" svg:x="1.902cm" svg:y="0.5cm">
          <draw:text-box>
            <text:p text:style-name="P3"><text:span text:style-name="T28">Tela Principal do Sistema de Depuração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1">08 <text:s text:c="4"/></text:span><text:span text:style-name="T32">if</text:span><text:span text:style-name="T31"> (multa == 1)</text:span></text:p>
            <text:p text:style-name="P3"><text:span text:style-name="T31">09 <text:s text:c="6"/>valorTotal = valorTotal + 50;</text:span></text:p>
            <text:p text:style-name="P3"><text:span text:style-name="T31">10 <text:s text:c="4"/></text:span><text:span text:style-name="T32">else</text:span><text:span text:style-name="T31"> valorTotal = valorTotal -25;</text:span></text:p>
            <text:p text:style-name="P3"><text:span text:style-name="T29">11 <text:s text:c="4"/></text:span><text:span text:style-name="T30">if</text:span><text:span text:style-name="T29"> (mora == 1)</text:span></text:p>
            <text:p text:style-name="P3"><text:span text:style-name="T29">12 <text:s text:c="6"/>valorTotal = valorTotal - 5;</text:span></text:p>
            <text:p text:style-name="P3"><text:span text:style-name="T29">13 <text:s text:c="4"/></text:span><text:span text:style-name="T30">else </text:span><text:span text:style-name="T2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31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5"/>ou <text:s text:c="4"/>[11-13] <text:s text:c="4"/>ou <text:s text:c="4"/>[4] <text:s text:c="4"/>ou <text:s text:c="4"/>[5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1.95cm" svg:height="0.88cm" svg:x="5.7cm" svg:y="14.1cm">
          <text:p text:style-name="P3"><text:span text:style-name="T33">[8-1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3" draw:layer="layout" svg:width="21.2cm" svg:height="0.91cm" svg:x="0.446cm" svg:y="2.045cm">
          <text:p text:style-name="P1"><text:span text:style-name="T35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4" draw:layer="layout" svg:width="3.5cm" svg:height="1cm" svg:x="0.7cm" svg:y="19.008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5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34" draw:text-style-name="P24" draw:layer="layout" svg:width="8.2cm" svg:height="1cm" svg:x="4.6cm" svg:y="19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4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1.212cm" svg:x="1.902cm" svg:y="0.5cm">
          <draw:text-box>
            <text:p text:style-name="P3"><text:span text:style-name="T1">Tela Principal do Sistema de Depuração Automática – Informando predições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1">08 <text:s text:c="4"/></text:span><text:span text:style-name="T32">if</text:span><text:span text:style-name="T31"> (multa == 1)</text:span></text:p>
            <text:p text:style-name="P3"><text:span text:style-name="T31">09 <text:s text:c="6"/>valorTotal = valorTotal + 50;</text:span></text:p>
            <text:p text:style-name="P3"><text:span text:style-name="T31">10 <text:s text:c="4"/></text:span><text:span text:style-name="T32">else</text:span><text:span text:style-name="T31"> valorTotal = valorTotal -25;</text:span></text:p>
            <text:p text:style-name="P3"><text:span text:style-name="T29">11 <text:s text:c="4"/></text:span><text:span text:style-name="T30">if</text:span><text:span text:style-name="T29"> (mora == 1)</text:span></text:p>
            <text:p text:style-name="P3"><text:span text:style-name="T29">12 <text:s text:c="6"/>valorTotal = valorTotal - 5;</text:span></text:p>
            <text:p text:style-name="P3"><text:span text:style-name="T29">13 <text:s text:c="4"/></text:span><text:span text:style-name="T30">else </text:span><text:span text:style-name="T2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35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5"/>ou <text:s text:c="4"/>[11-13] <text:s text:c="4"/>ou <text:s text:c="4"/>[4] <text:s text:c="4"/>ou <text:s text:c="4"/>[5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54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.95cm" svg:height="0.88cm" svg:x="5.7cm" svg:y="14.1cm">
          <text:p text:style-name="P3"><text:span text:style-name="T33">[8-1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4" draw:layer="layout" svg:width="3.5cm" svg:height="1cm" svg:x="0.7cm" svg:y="19.009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6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1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1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5" draw:layer="layout" svg:width="1.97cm" svg:height="0.88cm" svg:x="22.936cm" svg:y="11.4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8.3cm" svg:height="10.3cm" svg:x="19.4cm" svg:y="3.2cm"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7 e 8, o valor da variável </text:span><text:span text:style-name="T14">mult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7 e 8, o valor da variável </text:span><text:span text:style-name="T14">valorTotal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</text:span><text:span text:style-name="T14">10</text:span><text:span text:style-name="T13"> e 11, o valor da variável </text:span><text:span text:style-name="T14">mult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</text:span><text:span text:style-name="T14">10</text:span><text:span text:style-name="T13"> e 11, o valor da variável </text:span><text:span text:style-name="T14">valorTotal</text:span><text:span text:style-name="T13"> deve ser ___.</text:span></text:p>
                  </text:list-item>
                </text:list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8.3cm" svg:height="1cm" svg:x="19.4cm" svg:y="3.2cm">
            <text:p text:style-name="P1"><text:span text:style-name="T26">Informar prediçõ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8" draw:layer="layout" svg:width="3.03cm" svg:height="1cm" svg:x="20.118cm" svg:y="12cm">
            <text:p text:style-name="P1"><text:span text:style-name="T12">CONTINU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8" draw:layer="layout" svg:width="3.536cm" svg:height="1cm" svg:x="23.654cm" svg:y="12cm">
            <text:p text:style-name="P1"><text:span text:style-name="T12">CANCEL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7.497cm" svg:height="2.5cm" svg:x="19.703cm" svg:y="8.7cm">
            <text:p text:style-name="P3"><text:span text:style-name="T34"><text:s text:c="17"/></text:span><text:span text:style-name="T34">Caso de Teste</text:span></text:p>
            <text:p text:style-name="P3"><text:span text:style-name="T34">Entradas</text:span><text:span text:style-name="T33">: 1000, 0, 0</text:span></text:p>
            <text:p text:style-name="P3"><text:span text:style-name="T34">Saídas Esperadas</text:span><text:span text:style-name="T33">: 970</text:span></text:p>
            <text:p text:style-name="P3"><text:span text:style-name="T34">Saídas Obtidas</text:span><text:span text:style-name="T33">: 9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5cm" svg:x="3.075cm" svg:y="2.257cm" draw:page-number="5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1.212cm" svg:x="1.902cm" svg:y="0.5cm">
          <draw:text-box>
            <text:p text:style-name="P3"><text:span text:style-name="T1">Tela Principal do Sistema de Depuração Automática – Informando predições</text:span></text:p>
          </draw:text-box>
        </draw:frame>
        <draw:frame draw:style-name="gr30" draw:text-style-name="P32" draw:layer="layout" svg:width="18.3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1">08 <text:s text:c="4"/></text:span><text:span text:style-name="T32">if</text:span><text:span text:style-name="T31"> (multa == 1)</text:span></text:p>
            <text:p text:style-name="P3"><text:span text:style-name="T31">09 <text:s text:c="6"/>valorTotal = valorTotal + 50;</text:span></text:p>
            <text:p text:style-name="P3"><text:span text:style-name="T31">10 <text:s text:c="4"/></text:span><text:span text:style-name="T32">else</text:span><text:span text:style-name="T31"> valorTotal = valorTotal -25;</text:span></text:p>
            <text:p text:style-name="P3"><text:span text:style-name="T29">11 <text:s text:c="4"/></text:span><text:span text:style-name="T30">if</text:span><text:span text:style-name="T29"> (mora == 1)</text:span></text:p>
            <text:p text:style-name="P3"><text:span text:style-name="T29">12 <text:s text:c="6"/>valorTotal = valorTotal - 5;</text:span></text:p>
            <text:p text:style-name="P3"><text:span text:style-name="T29">13 <text:s text:c="4"/></text:span><text:span text:style-name="T30">else </text:span><text:span text:style-name="T2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5"/>ou <text:s text:c="4"/>[11-13] <text:s text:c="4"/>ou <text:s text:c="4"/>[4] <text:s text:c="4"/>ou <text:s text:c="4"/>[5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1.95cm" svg:height="0.88cm" svg:x="5.7cm" svg:y="14.1cm">
          <text:p text:style-name="P3"><text:span text:style-name="T33">[8-1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4" draw:layer="layout" svg:width="3.5cm" svg:height="1cm" svg:x="0.7cm" svg:y="19.0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7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2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2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5" draw:layer="layout" svg:width="1.97cm" svg:height="0.88cm" svg:x="22.936cm" svg:y="11.4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8.3cm" svg:height="10.3cm" svg:x="19.4cm" svg:y="3.244cm"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7 e <text:s/></text:span><text:span text:style-name="T14">8, </text:span><text:span text:style-name="T13">o valor da variável </text:span><text:span text:style-name="T14">mult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7 e 8, o valor da variável </text:span><text:span text:style-name="T14">valorTotal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</text:span><text:span text:style-name="T14">10</text:span><text:span text:style-name="T13"> e 11, o valor da variável </text:span><text:span text:style-name="T14">mult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</text:span><text:span text:style-name="T14">10</text:span><text:span text:style-name="T13"> e 11, o valor da variável </text:span><text:span text:style-name="T14">valorTotal</text:span><text:span text:style-name="T13"> deve ser </text:span><text:span text:style-name="T38">975</text:span><text:span text:style-name="T13">.</text:span></text:p>
                  </text:list-item>
                </text:list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8.3cm" svg:height="1cm" svg:x="19.4cm" svg:y="3.2cm">
            <text:p text:style-name="P1"><text:span text:style-name="T26">Informar prediçõ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8" draw:layer="layout" svg:width="3.03cm" svg:height="1cm" svg:x="20.118cm" svg:y="12cm">
            <text:p text:style-name="P1"><text:span text:style-name="T12">CONTINU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8" draw:layer="layout" svg:width="3.536cm" svg:height="1cm" svg:x="23.654cm" svg:y="12cm">
            <text:p text:style-name="P1"><text:span text:style-name="T12">CANCEL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7.497cm" svg:height="2.5cm" svg:x="19.703cm" svg:y="8.7cm">
            <text:p text:style-name="P3"><text:span text:style-name="T34"><text:s text:c="17"/></text:span><text:span text:style-name="T34">Caso de Teste</text:span></text:p>
            <text:p text:style-name="P3"><text:span text:style-name="T34">Entradas</text:span><text:span text:style-name="T33">: 1000, 0, 0</text:span></text:p>
            <text:p text:style-name="P3"><text:span text:style-name="T34">Saídas Esperadas</text:span><text:span text:style-name="T33">: 970</text:span></text:p>
            <text:p text:style-name="P3"><text:span text:style-name="T34">Saídas Obtidas</text:span><text:span text:style-name="T33">: 9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5cm" svg:x="3.075cm" svg:y="2.257cm" draw:page-number="6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Nova geração de hipóteses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1">12 <text:s text:c="6"/>valorTotal = valorTotal - 5;</text:span></text:p>
            <text:p text:style-name="P3"><text:span text:style-name="T31">13 <text:s text:c="4"/></text:span><text:span text:style-name="T32">else </text:span><text:span text:style-name="T31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5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1.95cm" svg:height="0.88cm" svg:x="5.7cm" svg:y="14.1cm">
          <text:p text:style-name="P3"><text:span text:style-name="T33">[11-1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25" draw:layer="layout" svg:width="20cm" svg:height="1.051cm" svg:x="0.7cm" svg:y="16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7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2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8" draw:layer="layout" svg:width="8.1cm" svg:height="1cm" svg:x="13.3cm" svg:y="19.002cm">
          <text:p text:style-name="P1"><text:span text:style-name="T5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7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Refinando componente abstrato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1">12 <text:s text:c="6"/>valorTotal = valorTotal - 5;</text:span></text:p>
            <text:p text:style-name="P3"><text:span text:style-name="T31">13 <text:s text:c="4"/></text:span><text:span text:style-name="T32">else </text:span><text:span text:style-name="T31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5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.5cm" svg:height="1.051cm" svg:x="0.7cm" svg:y="16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</draw:text-box>
        </draw:frame>
        <draw:custom-shape draw:style-name="gr7" draw:text-style-name="P29" draw:layer="layout" svg:width="1.95cm" svg:height="0.88cm" svg:x="5.7cm" svg:y="14.1cm">
          <text:p text:style-name="P3"><text:span text:style-name="T33">[11-1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1" draw:layer="layout" svg:width="10.321cm" svg:height="6.8cm" svg:x="17.079cm" svg:y="4.835cm">
            <text:p text:style-name="P40"><text:span text:style-name="T13">Selecione quais componentes abstratos </text:span></text:p>
            <text:p text:style-name="P40"><text:span text:style-name="T13">devem ser refinados:</text:span></text:p>
            <text:p text:style-name="P40"><text:span text:style-name="T13"/></text:p>
            <text:p text:style-name="P13"><text:span text:style-name="T13">[X] Condicional entre as linhas 11-13</text:span></text:p>
            <text:p text:style-name="P13"><text:span text:style-name="T25"/></text:p>
            <text:p text:style-name="P13"><text:span text:style-name="T25"/></text:p>
            <draw:enhanced-geometry svg:viewBox="0 0 21600 21600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10.321cm" svg:height="1cm" svg:x="17.079cm" svg:y="4.835cm">
            <text:p text:style-name="P1"><text:span text:style-name="T26">Refinar componente abstrato</text:span></text:p>
            <draw:enhanced-geometry svg:viewBox="0 0 21600 21600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9" draw:layer="layout" svg:width="3.301cm" svg:height="1cm" svg:x="18.578cm" svg:y="10.135cm">
            <text:p text:style-name="P1"><text:span text:style-name="T21">CONTINUA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6" draw:layer="layout" svg:width="3.5cm" svg:height="1cm" svg:x="22.379cm" svg:y="10.135cm">
            <text:p text:style-name="P1"><text:span text:style-name="T21">CANCELA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4" draw:layer="layout" svg:width="3.5cm" svg:height="1cm" svg:x="0.7cm" svg:y="19.01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8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3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8.1cm" svg:height="1cm" svg:x="13.3cm" svg:y="19.003cm">
          <text:p text:style-name="P1"><text:span text:style-name="T5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8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702cm" svg:y="0.4cm">
          <draw:text-box>
            <text:p text:style-name="P3"><text:span text:style-name="T1">Tela Principal do Sistema de Depuração Automática – Hipóteses com componente abstrato refinado</text:span></text:p>
          </draw:text-box>
        </draw:frame>
        <draw:frame draw:style-name="gr30" draw:text-style-name="P32" draw:layer="layout" svg:width="15.8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9">12 <text:s text:c="6"/>valorTotal = valorTotal - 5;</text:span></text:p>
            <text:p text:style-name="P3"><text:span text:style-name="T39">13 <text:s text:c="4"/></text:span><text:span text:style-name="T40">else </text:span><text:span text:style-name="T3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0"/>ou <text:s text:c="4"/>[13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9" draw:layer="layout" svg:width="1cm" svg:height="0.88cm" svg:x="6cm" svg:y="14.1cm">
          <text:p text:style-name="P3"><text:span text:style-name="T33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.5cm" svg:height="1.051cm" svg:x="0.7cm" svg:y="16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8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34" draw:text-style-name="P24" draw:layer="layout" svg:width="8.2cm" svg:height="1cm" svg:x="4.6cm" svg:y="19.003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3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9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Informando predições novamente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9">12 <text:s text:c="6"/>valorTotal = valorTotal - 5;</text:span></text:p>
            <text:p text:style-name="P3"><text:span text:style-name="T39">13 <text:s text:c="4"/></text:span><text:span text:style-name="T40">else </text:span><text:span text:style-name="T3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0"/>ou <text:s text:c="4"/>[13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.5cm" svg:height="1.051cm" svg:x="0.7cm" svg:y="16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8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3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3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9" draw:layer="layout" svg:width="1cm" svg:height="0.88cm" svg:x="6cm" svg:y="14.1cm">
          <text:p text:style-name="P3"><text:span text:style-name="T33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5" draw:layer="layout" svg:width="1.97cm" svg:height="0.88cm" svg:x="22.836cm" svg:y="11.4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9.1cm" svg:height="10.3cm" svg:x="18.5cm" svg:y="3.2cm"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10 e 11, o valor da variável </text:span><text:span text:style-name="T14">mor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10 e 11, o valor da variável </text:span><text:span text:style-name="T14">mora</text:span><text:span text:style-name="T13"> deve ser ___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O resultado da avaliação da condição </text:span><text:span text:style-name="T43">mora == 1</text:span><text:span text:style-name="T44"> </text:span><text:span text:style-name="T13">na linha </text:span><text:span text:style-name="T14">11</text:span><text:span text:style-name="T13"> deve ser ___.</text:span></text:p>
                  </text:list-item>
                </text:list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9.1cm" svg:height="1cm" svg:x="18.5cm" svg:y="3.2cm">
            <text:p text:style-name="P1"><text:span text:style-name="T26">Informar prediçõ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8" draw:layer="layout" svg:width="3.03cm" svg:height="1cm" svg:x="20.018cm" svg:y="11.5cm">
            <text:p text:style-name="P1"><text:span text:style-name="T12">CONTINU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8" draw:layer="layout" svg:width="3.536cm" svg:height="1cm" svg:x="23.554cm" svg:y="11.5cm">
            <text:p text:style-name="P1"><text:span text:style-name="T12">CANCEL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7.497cm" svg:height="2.5cm" svg:x="19.603cm" svg:y="8.3cm">
            <text:p text:style-name="P3"><text:span text:style-name="T34"><text:s text:c="17"/></text:span><text:span text:style-name="T34">Caso de Teste</text:span></text:p>
            <text:p text:style-name="P3"><text:span text:style-name="T34">Entradas</text:span><text:span text:style-name="T33">: 1000, 0, 0</text:span></text:p>
            <text:p text:style-name="P3"><text:span text:style-name="T34">Saídas Esperadas</text:span><text:span text:style-name="T33">: 970</text:span></text:p>
            <text:p text:style-name="P3"><text:span text:style-name="T34">Saídas Obtidas</text:span><text:span text:style-name="T33">: 9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5cm" svg:x="3.075cm" svg:y="2.257cm" draw:page-number="10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Informando predições novamente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9">12 <text:s text:c="6"/>valorTotal = valorTotal - 5;</text:span></text:p>
            <text:p text:style-name="P3"><text:span text:style-name="T39">13 <text:s text:c="4"/></text:span><text:span text:style-name="T40">else </text:span><text:span text:style-name="T3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20"/>ou <text:s text:c="4"/>[13] <text:s text:c="4"/>ou <text:s text:c="4"/>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.5cm" svg:height="1.051cm" svg:x="0.7cm" svg:y="16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8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28" draw:text-style-name="P24" draw:layer="layout" svg:width="8.2cm" svg:height="1cm" svg:x="4.6cm" svg:y="19.003cm">
          <text:p text:style-name="P1"><text:span text:style-name="T24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3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9" draw:layer="layout" svg:width="1cm" svg:height="0.88cm" svg:x="6cm" svg:y="14.1cm">
          <text:p text:style-name="P3"><text:span text:style-name="T33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5" draw:layer="layout" svg:width="1.97cm" svg:height="0.88cm" svg:x="22.836cm" svg:y="11.4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9.1cm" svg:height="10.3cm" svg:x="18.5cm" svg:y="3.2cm">
            <text:list text:style-name="L1">
              <text:list-item>
                <text:p text:style-name="P1"><text:span text:style-name="T21"/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10 e 11, o valor da variável </text:span><text:span text:style-name="T14">mora</text:span><text:span text:style-name="T13"> deve ser </text:span><text:span text:style-name="T38">0</text:span><text:span text:style-name="T13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Entre as linhas 10 e 11 o valor da variável </text:span><text:span text:style-name="T14">mora</text:span><text:span text:style-name="T13"> deve ser </text:span><text:span text:style-name="T38">0</text:span><text:span text:style-name="T13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3">O resultado da avaliação da condição </text:span><text:span text:style-name="T43">mora == 1</text:span><text:span text:style-name="T44"> </text:span><text:span text:style-name="T13">na linha </text:span><text:span text:style-name="T14">11</text:span><text:span text:style-name="T13"> deve ser </text:span><text:span text:style-name="T38">1</text:span><text:span text:style-name="T13">.</text:span></text:p>
                  </text:list-item>
                </text:list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9.1cm" svg:height="1cm" svg:x="18.5cm" svg:y="3.2cm">
            <text:p text:style-name="P1"><text:span text:style-name="T26">Informar prediçõ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8" draw:layer="layout" svg:width="3.03cm" svg:height="1cm" svg:x="20.018cm" svg:y="11.5cm">
            <text:p text:style-name="P1"><text:span text:style-name="T12">CONTINU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8" draw:layer="layout" svg:width="3.536cm" svg:height="1cm" svg:x="23.554cm" svg:y="11.5cm">
            <text:p text:style-name="P1"><text:span text:style-name="T12">CANCEL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7.497cm" svg:height="2.5cm" svg:x="19.603cm" svg:y="8.3cm">
            <text:p text:style-name="P3"><text:span text:style-name="T34"><text:s text:c="17"/></text:span><text:span text:style-name="T34">Caso de Teste</text:span></text:p>
            <text:p text:style-name="P3"><text:span text:style-name="T34">Entradas</text:span><text:span text:style-name="T33">: 1000, 0, 0</text:span></text:p>
            <text:p text:style-name="P3"><text:span text:style-name="T34">Saídas Esperadas</text:span><text:span text:style-name="T33">: 970</text:span></text:p>
            <text:p text:style-name="P3"><text:span text:style-name="T34">Saídas Obtidas</text:span><text:span text:style-name="T33">: 9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5cm" svg:x="3.075cm" svg:y="2.257cm" draw:page-number="11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Nova hipótese de falha gerada.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9">12 <text:s text:c="6"/>valorTotal = valorTotal - 5;</text:span></text:p>
            <text:p text:style-name="P3"><text:span text:style-name="T39">13 <text:s text:c="4"/></text:span><text:span text:style-name="T40">else </text:span><text:span text:style-name="T3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cm" svg:height="3.451cm" svg:x="0.7cm" svg:y="15.8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  <text:list text:style-name="L1">
              <text:list-item>
                <text:p text:style-name="P37"><text:span text:style-name="T45"><text:s/></text:span><text:span text:style-name="T46">Antes da linha </text:span><text:span text:style-name="T47">11</text:span><text:span text:style-name="T46"> ser executada o valor da variável </text:span><text:span text:style-name="T47">mora</text:span><text:span text:style-name="T46"> deve ser </text:span><text:span text:style-name="T42">0</text:span><text:span text:style-name="T46">.</text:span></text:p>
              </text:list-item>
            </text:list>
            <text:list text:style-name="L1">
              <text:list-item>
                <text:p text:style-name="P37"><text:span text:style-name="T46"><text:s/></text:span><text:span text:style-name="T46">Logo após a linha </text:span><text:span text:style-name="T47">11</text:span><text:span text:style-name="T46"> ser executada o valor da variável </text:span><text:span text:style-name="T47">mora</text:span><text:span text:style-name="T46"> deve ser </text:span><text:span text:style-name="T42">0</text:span><text:span text:style-name="T46">.</text:span></text:p>
              </text:list-item>
            </text:list>
            <text:list text:style-name="L1">
              <text:list-item>
                <text:p text:style-name="P37"><text:span text:style-name="T46"><text:s/></text:span><text:span text:style-name="T46">O resultado da avaliação da condição </text:span><text:span text:style-name="T48">mora == 1</text:span><text:span text:style-name="T49"> </text:span><text:span text:style-name="T46">na linha </text:span><text:span text:style-name="T47">11</text:span><text:span text:style-name="T46"> deve ser </text:span><text:span text:style-name="T42">1</text:span><text:span text:style-name="T46">.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1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8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37" draw:text-style-name="P34" draw:layer="layout" svg:width="8.2cm" svg:height="1cm" svg:x="4.6cm" svg:y="19.003cm">
          <text:p text:style-name="P1"><text:span text:style-name="T36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3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9" draw:layer="layout" svg:width="1cm" svg:height="0.88cm" svg:x="6cm" svg:y="14.1cm">
          <text:p text:style-name="P3"><text:span text:style-name="T33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5cm" svg:x="3.075cm" svg:y="2.257cm" draw:page-number="12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3" draw:text-style-name="P2" draw:layer="layout" svg:width="21.299cm" svg:height="18.5cm" svg:x="0.401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098cm" svg:height="2.173cm" svg:x="1.902cm" svg:y="0.5cm">
          <draw:text-box>
            <text:p text:style-name="P3"><text:span text:style-name="T1">Tela Principal do Sistema de Depuração Automática – Resultado da Depuração</text:span></text:p>
          </draw:text-box>
        </draw:frame>
        <draw:frame draw:style-name="gr30" draw:text-style-name="P32" draw:layer="layout" svg:width="19.5cm" svg:height="8.993cm" svg:x="0.6cm" svg:y="3.01cm">
          <draw:text-box>
            <text:p text:style-name="P3"><text:span text:style-name="T29">01 public class Multa {</text:span></text:p>
            <text:p text:style-name="P3"><text:span text:style-name="T29">02 <text:s text:c="2"/></text:span><text:span text:style-name="T30">public static void</text:span><text:span text:style-name="T29"> main(String[] args) {</text:span></text:p>
            <text:p text:style-name="P3"><text:span text:style-name="T29">03 <text:s text:c="4"/></text:span><text:span text:style-name="T30">int </text:span><text:span text:style-name="T29">valor, multa, mora, valorTotal;</text:span></text:p>
            <text:p text:style-name="P3"><text:span text:style-name="T29">04 <text:s text:c="4"/>valor = Integer.parseInt(args[0]);</text:span></text:p>
            <text:p text:style-name="P3"><text:span text:style-name="T29">05 <text:s text:c="4"/>multa = Integer.parseInt(args[1]);</text:span></text:p>
            <text:p text:style-name="P3"><text:span text:style-name="T29">06 <text:s text:c="4"/>mora = Integer.parseInt(args[2]);</text:span></text:p>
            <text:p text:style-name="P3"><text:span text:style-name="T29">07 <text:s text:c="4"/>valorTotal = valor;</text:span></text:p>
            <text:p text:style-name="P3"><text:span text:style-name="T39">08 <text:s text:c="4"/></text:span><text:span text:style-name="T40">if</text:span><text:span text:style-name="T39"> (multa == 1)</text:span></text:p>
            <text:p text:style-name="P3"><text:span text:style-name="T39">09 <text:s text:c="6"/>valorTotal = valorTotal + 50;</text:span></text:p>
            <text:p text:style-name="P3"><text:span text:style-name="T39">10 <text:s text:c="4"/></text:span><text:span text:style-name="T40">else</text:span><text:span text:style-name="T39"> valorTotal = valorTotal -25;</text:span></text:p>
            <text:p text:style-name="P3"><text:span text:style-name="T31">11 <text:s text:c="4"/></text:span><text:span text:style-name="T32">if</text:span><text:span text:style-name="T31"> (mora == 1)</text:span></text:p>
            <text:p text:style-name="P3"><text:span text:style-name="T39">12 <text:s text:c="6"/>valorTotal = valorTotal - 5;</text:span></text:p>
            <text:p text:style-name="P3"><text:span text:style-name="T39">13 <text:s text:c="4"/></text:span><text:span text:style-name="T40">else </text:span><text:span text:style-name="T39">valorTotal = valorTotal + 15;</text:span></text:p>
            <text:p text:style-name="P3"><text:span text:style-name="T29">14 <text:s text:c="4"/>System.out.println(valorTotal);</text:span></text:p>
            <text:p text:style-name="P3"><text:span text:style-name="T29">15 <text:s text:c="2"/>}</text:span></text:p>
          </draw:text-box>
        </draw:frame>
        <draw:custom-shape draw:style-name="gr25" draw:text-style-name="P29" draw:layer="layout" svg:width="21.308cm" svg:height="0.88cm" svg:x="0.392cm" svg:y="13.246cm">
          <text:p text:style-name="P3"><text:span text:style-name="T33"><text:s text:c="7"/></text:span><text:span text:style-name="T33">#1 <text:s text:c="2"/>| 1000, 0, 0 <text:s text:c="9"/>| <text:s/>970 <text:s text:c="33"/>| <text:s/>990 <text:s text:c="28"/>| 133 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1.308cm" svg:height="0.88cm" svg:x="0.392cm" svg:y="14.1cm">
          <text:p text:style-name="P3"><text:span text:style-name="T34">Hipóteses de Falha:</text:span><text:span text:style-name="T33"> 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21.2cm" svg:height="0.91cm" svg:x="0.446cm" svg:y="2.045cm">
          <text:p text:style-name="P1"><text:span text:style-name="T37">Sistema de Depuração Automática (Multa.jav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1.292cm" svg:height="3.501cm" svg:x="0.408cm" svg:y="15cm">
          <text:p text:style-name="P1"><text:span text:style-name="T24">Valores de variáveis previstas pelo aluno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20.5cm" svg:height="3.451cm" svg:x="0.7cm" svg:y="15.8cm">
          <draw:text-box>
            <text:list text:style-name="L1">
              <text:list-item>
                <text:p text:style-name="P37"><text:span text:style-name="T24"><text:s/></text:span><text:span text:style-name="T24">Após a linha </text:span><text:span text:style-name="T41">10</text:span><text:span text:style-name="T24">, o valor da variável </text:span><text:span text:style-name="T41">valorTotal</text:span><text:span text:style-name="T24"> deve ser </text:span><text:span text:style-name="T42">975</text:span></text:p>
              </text:list-item>
            </text:list>
            <text:list text:style-name="L1">
              <text:list-item>
                <text:p text:style-name="P37"><text:span text:style-name="T45"><text:s/></text:span><text:span text:style-name="T46">Antes da linha </text:span><text:span text:style-name="T47">11</text:span><text:span text:style-name="T46"> ser executada o valor da variável </text:span><text:span text:style-name="T47">mora</text:span><text:span text:style-name="T46"> deve ser </text:span><text:span text:style-name="T42">0</text:span><text:span text:style-name="T46">.</text:span></text:p>
              </text:list-item>
            </text:list>
            <text:list text:style-name="L1">
              <text:list-item>
                <text:p text:style-name="P37"><text:span text:style-name="T46"><text:s/></text:span><text:span text:style-name="T46">Logo após a linha </text:span><text:span text:style-name="T47">11</text:span><text:span text:style-name="T46"> ser executada o valor da variável </text:span><text:span text:style-name="T47">mora</text:span><text:span text:style-name="T46"> deve ser </text:span><text:span text:style-name="T42">0</text:span><text:span text:style-name="T46">.</text:span></text:p>
              </text:list-item>
            </text:list>
            <text:list text:style-name="L1">
              <text:list-item>
                <text:p text:style-name="P37"><text:span text:style-name="T46"><text:s/></text:span><text:span text:style-name="T46">O resultado da avaliação da condição </text:span><text:span text:style-name="T48">mora == 1</text:span><text:span text:style-name="T49"> </text:span><text:span text:style-name="T46">na linha </text:span><text:span text:style-name="T47">11</text:span><text:span text:style-name="T46"> deve ser </text:span><text:span text:style-name="T42">1</text:span><text:span text:style-name="T46">.</text:span></text:p>
              </text:list-item>
            </text:list>
          </draw:text-box>
        </draw:frame>
        <draw:g>
          <draw:custom-shape draw:style-name="gr1" draw:text-style-name="P24" draw:layer="layout" svg:width="3.5cm" svg:height="1cm" svg:x="0.7cm" svg:y="19.012cm">
            <text:p text:style-name="P1"><text:span text:style-name="T24">Edi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43cm" svg:height="1.143cm" svg:x="1.177cm" svg:y="18.999cm">
            <draw:image xlink:href="Pictures/10000201000000200000002064101E57.png" xlink:type="simple" xlink:show="embed" xlink:actuate="onLoad">
              <text:p text:style-name="P3"/>
            </draw:image>
          </draw:frame>
        </draw:g>
        <draw:custom-shape draw:style-name="gr37" draw:text-style-name="P34" draw:layer="layout" svg:width="8.2cm" svg:height="1cm" svg:x="4.6cm" svg:y="19.004cm">
          <text:p text:style-name="P1"><text:span text:style-name="T36">Informar valores para variáv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8.1cm" svg:height="1cm" svg:x="13.3cm" svg:y="19.004cm">
          <text:p text:style-name="P1"><text:span text:style-name="T36">Refinar Componente 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9" draw:layer="layout" svg:width="1cm" svg:height="0.88cm" svg:x="6cm" svg:y="14.1cm">
          <text:p text:style-name="P3"><text:span text:style-name="T33">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21.308cm" svg:height="0.88cm" svg:x="0.392cm" svg:y="12.358cm">
          <text:p text:style-name="P3"><text:span text:style-name="T34"><text:s text:c="7"/></text:span><text:span text:style-name="T34">#CT| Entradas <text:s text:c="10"/>| Saídas Esperadas <text:s text:c="9"/>| Saídas Obtidas <text:s text:c="9"/>| Tempo Exe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5" draw:layer="layout" svg:width="1.97cm" svg:height="0.88cm" svg:x="22.836cm" svg:y="11.456cm">
            <text:p text:style-name="P3"><text:span text:style-name="T5">[8-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6" draw:layer="layout" svg:width="9.1cm" svg:height="11.5cm" svg:x="18.7cm" svg:y="3cm">
            <text:p text:style-name="P1"><text:span text:style-name="T21"/></text:p>
            <text:p text:style-name="P1"><text:span text:style-name="T13"/></text:p>
            <text:p text:style-name="P42"><text:span text:style-name="T13">Com as predições foi possível isolar uma única linha do programa que pode estar falha. Nesse caso, a falha está na expressão </text:span><text:span text:style-name="T50">mora == 1</text:span><text:span text:style-name="T13">. Você agora deverá editar o seu programa para tentar corrigir essa falha.</text:span></text:p>
            <text:p text:style-name="P42"><text:span text:style-name="T13"/></text:p>
            <text:p text:style-name="P42"><text:span text:style-name="T13">O caso de teste abaixo, junto das predicões do aluno, foram usados para encontrar a falha no programa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7" draw:layer="layout" svg:width="9.1cm" svg:height="1cm" svg:x="18.7cm" svg:y="3cm">
            <text:p text:style-name="P1"><text:span text:style-name="T26">Resultado da Depur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9" draw:layer="layout" svg:width="7.497cm" svg:height="2.5cm" svg:x="19.603cm" svg:y="9.5cm">
            <text:p text:style-name="P3"><text:span text:style-name="T34"><text:s text:c="17"/></text:span><text:span text:style-name="T34">Caso de Teste</text:span></text:p>
            <text:p text:style-name="P3"><text:span text:style-name="T34">Entradas</text:span><text:span text:style-name="T33">: 1000, 0, 0</text:span></text:p>
            <text:p text:style-name="P3"><text:span text:style-name="T34">Saídas Esperadas</text:span><text:span text:style-name="T33">: 970</text:span></text:p>
            <text:p text:style-name="P3"><text:span text:style-name="T34">Saídas Obtidas</text:span><text:span text:style-name="T33">: 99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8" draw:text-style-name="P28" draw:layer="layout" svg:width="4.9cm" svg:height="1cm" svg:x="20.6cm" svg:y="12.613cm">
              <text:p text:style-name="P1"><text:span text:style-name="T12">Editar program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9" draw:text-style-name="P2" draw:layer="layout" svg:width="1.018cm" svg:height="1.143cm" svg:x="21.018cm" svg:y="12.546cm">
              <draw:image xlink:href="Pictures/10000201000000200000002064101E57.png" xlink:type="simple" xlink:show="embed" xlink:actuate="onLoad">
                <text:p text:style-name="P3"/>
              </draw:image>
            </draw:frame>
          </draw:g>
        </draw:g>
        <presentation:notes draw:style-name="dp2">
          <draw:page-thumbnail draw:style-name="gr12" draw:layer="layout" svg:width="14.848cm" svg:height="11.135cm" svg:x="3.075cm" svg:y="2.257cm" draw:page-number="13" presentation:class="page"/>
          <draw:frame presentation:style-name="pr1" draw:text-style-name="P3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4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Wellington</meta:initial-creator>
    <meta:creation-date>2009-05-16T17:51:58</meta:creation-date>
    <dc:date>2009-07-08T19:55:06</dc:date>
    <meta:editing-cycles>111</meta:editing-cycles>
    <meta:editing-duration>P1DT1H47M56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331"/>
  </office:meta>
</office:document-meta>
</file>